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Inter var" svg:font-family="'Inter var', 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li" svg:font-family="Muli, sans-serif"/>
    <style:font-face style:name="NSimSun" svg:font-family="NSimSun" style:font-family-generic="system" style:font-pitch="variable"/>
    <style:font-face style:name="kelson-bold" svg:font-family="kelson-bold, sans-serif"/>
    <style:font-face style:name="rubik-light" svg:font-family="rubik-light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564cm" style:rel-column-width="4288*"/>
    </style:style>
    <style:style style:name="Tabla1.B" style:family="table-column">
      <style:table-column-properties style:column-width="4.251cm" style:rel-column-width="2410*"/>
    </style:style>
    <style:style style:name="Tabla1.C" style:family="table-column">
      <style:table-column-properties style:column-width="5.186cm" style:rel-column-width="294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819cm" style:rel-column-width="3299*"/>
    </style:style>
    <style:style style:name="Tabla2.B" style:family="table-column">
      <style:table-column-properties style:column-width="5.666cm" style:rel-column-width="3212*"/>
    </style:style>
    <style:style style:name="Tabla2.C" style:family="table-column">
      <style:table-column-properties style:column-width="5.516cm" style:rel-column-width="312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819cm" style:rel-column-width="3299*"/>
    </style:style>
    <style:style style:name="Tabla3.B" style:family="table-column">
      <style:table-column-properties style:column-width="5.666cm" style:rel-column-width="3212*"/>
    </style:style>
    <style:style style:name="Tabla3.C" style:family="table-column">
      <style:table-column-properties style:column-width="5.516cm" style:rel-column-width="312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1.746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819cm" style:rel-column-width="3299*"/>
    </style:style>
    <style:style style:name="Tabla4.B" style:family="table-column">
      <style:table-column-properties style:column-width="5.666cm" style:rel-column-width="3212*"/>
    </style:style>
    <style:style style:name="Tabla4.C" style:family="table-column">
      <style:table-column-properties style:column-width="5.516cm" style:rel-column-width="312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1.746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819cm" style:rel-column-width="3299*"/>
    </style:style>
    <style:style style:name="Tabla5.B" style:family="table-column">
      <style:table-column-properties style:column-width="5.666cm" style:rel-column-width="3212*"/>
    </style:style>
    <style:style style:name="Tabla5.C" style:family="table-column">
      <style:table-column-properties style:column-width="5.516cm" style:rel-column-width="312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1.746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819cm" style:rel-column-width="3299*"/>
    </style:style>
    <style:style style:name="Tabla6.B" style:family="table-column">
      <style:table-column-properties style:column-width="5.666cm" style:rel-column-width="3212*"/>
    </style:style>
    <style:style style:name="Tabla6.C" style:family="table-column">
      <style:table-column-properties style:column-width="5.516cm" style:rel-column-width="312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5" style:family="table-row">
      <style:table-row-properties style:min-row-height="1.746cm"/>
    </style:style>
    <style:style style:name="P1" style:family="paragraph" style:parent-style-name="Heading_20_1">
      <style:paragraph-properties fo:margin-top="0.021cm" fo:margin-bottom="0cm" style:contextual-spacing="false" fo:text-align="start" style:justify-single-word="false"/>
      <style:text-properties style:font-name="Arial1" fo:font-size="12pt" officeooo:paragraph-rsid="00007f5b" style:font-size-asian="10.5pt" style:font-size-complex="12pt"/>
    </style:style>
    <style:style style:name="P2" style:family="paragraph" style:parent-style-name="Heading_20_1">
      <style:paragraph-properties fo:margin-top="0.021cm" fo:margin-bottom="0cm" style:contextual-spacing="false" fo:text-align="start" style:justify-single-word="false"/>
      <style:text-properties style:font-name="Arial1" fo:font-size="12pt" officeooo:paragraph-rsid="0000be0a" style:font-size-asian="10.5pt" style:font-size-complex="12pt"/>
    </style:style>
    <style:style style:name="P3" style:family="paragraph" style:parent-style-name="Heading_20_1">
      <style:paragraph-properties fo:margin-top="0.021cm" fo:margin-bottom="0cm" style:contextual-spacing="false" fo:text-align="start" style:justify-single-word="false"/>
      <style:text-properties style:font-name="Arial1" fo:font-size="12pt" officeooo:paragraph-rsid="000244f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001a77" officeooo:paragraph-rsid="00001a7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1a77" officeooo:paragraph-rsid="0000be0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1a77" officeooo:paragraph-rsid="00001a7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1a77" officeooo:paragraph-rsid="00007f5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1a77" officeooo:paragraph-rsid="0000be0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1a77" officeooo:paragraph-rsid="000244f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7f5b" officeooo:paragraph-rsid="00007f5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0be0a" officeooo:paragraph-rsid="0000be0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244fa" officeooo:paragraph-rsid="000244f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01a77" officeooo:paragraph-rsid="00001a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01a77" officeooo:paragraph-rsid="00007f5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01a77" officeooo:paragraph-rsid="0000be0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01a77" officeooo:paragraph-rsid="000244fa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officeooo:paragraph-rsid="0000be0a"/>
    </style:style>
    <style:style style:name="P18" style:family="paragraph" style:parent-style-name="Table_20_Contents">
      <style:paragraph-properties fo:text-align="start" style:justify-single-word="false"/>
      <style:text-properties officeooo:paragraph-rsid="000244fa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 officeooo:paragraph-rsid="00007f5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2pt" officeooo:paragraph-rsid="0000be0a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2pt" officeooo:paragraph-rsid="000244fa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2pt" officeooo:rsid="00001a77" officeooo:paragraph-rsid="00001a77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2pt" officeooo:rsid="00001a77" officeooo:paragraph-rsid="00007f5b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2pt" officeooo:rsid="00001a77" officeooo:paragraph-rsid="0000be0a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2pt" officeooo:rsid="00001a77" officeooo:paragraph-rsid="000244fa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007f5b" officeooo:paragraph-rsid="00007f5b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officeooo:rsid="00007f5b" officeooo:paragraph-rsid="0000be0a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officeooo:rsid="00007f5b" officeooo:paragraph-rsid="000244fa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2pt" officeooo:rsid="0000be0a" officeooo:paragraph-rsid="0000be0a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2pt" officeooo:rsid="0000be0a" officeooo:paragraph-rsid="000244fa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2pt" officeooo:rsid="000244fa" officeooo:paragraph-rsid="000244fa" style:font-size-asian="10.5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style:font-name="Arial1" fo:font-size="12pt" style:font-size-asian="10.5pt" style:font-size-complex="12pt"/>
    </style:style>
    <style:style style:name="T3" style:family="text">
      <style:text-properties officeooo:rsid="00024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padlet.com/adripardo72/g5yhw0bu702z9ir0" text:style-name="Internet_20_link" text:visited-style-name="Visited_20_Internet_20_Link">PESTEL</text:a></text:p>
      <text:p text:style-name="P4"/>
      <text:p text:style-name="P6">ECONÓMICOS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435029919280">
          <table:table-cell table:style-name="Tabla1.A1" office:value-type="string">
            <text:p text:style-name="P23">NOTICIA</text:p>
          </table:table-cell>
          <table:table-cell table:style-name="Tabla1.A1" office:value-type="string">
            <text:p text:style-name="P23">KEYWORDS</text:p>
          </table:table-cell>
          <table:table-cell table:style-name="Tabla1.C1" office:value-type="string">
            <text:p text:style-name="P23">OPORTUNIDAD/AMENAZA</text:p>
          </table:table-cell>
        </table:table-row>
        <table:table-row table:style-name="TableLine2435029919280">
          <table:table-cell table:style-name="Tabla1.A2" office:value-type="string">
            <text:p text:style-name="P19"><text:a xlink:type="simple" xlink:href="https://www.elconfidencial.com/economia/2021-11-08/espana-economia-mas-crecera_3320690/" text:style-name="Internet_20_link" text:visited-style-name="Visited_20_Internet_20_Link">España será la gran economía que más crecerá los próximos años, según Goldman</text:a></text:p>
          </table:table-cell>
          <table:table-cell table:style-name="Tabla1.A2" office:value-type="string">
            <text:p text:style-name="P19">Crecimiento economía española</text:p>
          </table:table-cell>
          <table:table-cell table:style-name="Tabla1.C2" office:value-type="string">
            <text:p text:style-name="P23">Oportunidad</text:p>
          </table:table-cell>
        </table:table-row>
        <table:table-row table:style-name="TableLine2435029919280">
          <table:table-cell table:style-name="Tabla1.A2" office:value-type="string">
            <text:p text:style-name="P19"><text:a xlink:type="simple" xlink:href="https://elpais.com/economia/2021-09-21/la-ocde-preve-un-crecimiento-economico-mas-fuerte-en-espana-para-2021-y-2022.html" text:style-name="Internet_20_link" text:visited-style-name="Visited_20_Internet_20_Link">La OCDE prevé un crecimiento económico más fuerte en España para 2021 y 2022</text:a></text:p>
          </table:table-cell>
          <table:table-cell table:style-name="Tabla1.A2" office:value-type="string">
            <text:p text:style-name="P19">Crecimiento economía española</text:p>
          </table:table-cell>
          <table:table-cell table:style-name="Tabla1.C2" office:value-type="string">
            <text:p text:style-name="P23">Oportunidad</text:p>
          </table:table-cell>
        </table:table-row>
        <table:table-row table:style-name="TableLine2435029919280">
          <table:table-cell table:style-name="Tabla1.A2" office:value-type="string">
            <text:p text:style-name="P23"><text:a xlink:type="simple" xlink:href="https://www.funcas.es/wp-content/uploads/2021/07/CIE_283-Torres-y-Fdez.pdf" text:style-name="Internet_20_link" text:visited-style-name="Visited_20_Internet_20_Link">La economía esapñola en recuperación: oportunidades y desafíos</text:a></text:p>
          </table:table-cell>
          <table:table-cell table:style-name="Tabla1.A2" office:value-type="string">
            <text:p text:style-name="P19">Previsión economia española</text:p>
          </table:table-cell>
          <table:table-cell table:style-name="Tabla1.C2" office:value-type="string">
            <text:p text:style-name="P23">Oportunidad</text:p>
          </table:table-cell>
        </table:table-row>
        <table:table-row table:style-name="TableLine2435029919280">
          <table:table-cell table:style-name="Tabla1.A2" office:value-type="string">
            <text:p text:style-name="P19"><text:a xlink:type="simple" xlink:href="https://www.lamoncloa.gob.es/serviciosdeprensa/notasprensa/asuntos-economicos/Paginas/2021/230921-segundotrimestre.aspx" text:style-name="Internet_20_link" text:visited-style-name="Visited_20_Internet_20_Link">El INE confirma la recuperación de la economía española en el segundo trimestre </text:a></text:p>
          </table:table-cell>
          <table:table-cell table:style-name="Tabla1.A2" office:value-type="string">
            <text:p text:style-name="P19">Recuperación economía española</text:p>
          </table:table-cell>
          <table:table-cell table:style-name="Tabla1.C2" office:value-type="string">
            <text:p text:style-name="P23">Oportunidad</text:p>
          </table:table-cell>
        </table:table-row>
      </table:table>
      <text:p text:style-name="P13"/>
      <text:p text:style-name="P13"/>
      <text:p text:style-name="P10">LEGALES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435206850224">
          <table:table-cell table:style-name="Tabla2.A1" office:value-type="string">
            <text:p text:style-name="P24">NOTICIA</text:p>
          </table:table-cell>
          <table:table-cell table:style-name="Tabla2.A1" office:value-type="string">
            <text:p text:style-name="P24">KEYWORDS</text:p>
          </table:table-cell>
          <table:table-cell table:style-name="Tabla2.C1" office:value-type="string">
            <text:p text:style-name="P24">OPORTUNIDAD/AMENAZA</text:p>
          </table:table-cell>
        </table:table-row>
        <table:table-row table:style-name="TableLine2435206850224">
          <table:table-cell table:style-name="Tabla2.A2" office:value-type="string">
            <text:p text:style-name="P20"><text:a xlink:type="simple" xlink:href="https://www.lamoncloa.gob.es/serviciosdeprensa/notasprensa/asuntos-economicos/Paginas/2021/050221-autonomos.aspx" text:style-name="Internet_20_link" text:visited-style-name="Visited_20_Internet_20_Link">El Gobierno reformará el marco legal para poder aumentar las ayudas directas a autónomos y empresas</text:a></text:p>
          </table:table-cell>
          <table:table-cell table:style-name="Tabla2.A2" office:value-type="string">
            <text:p text:style-name="P20">Gobierno introduce ayudas</text:p>
          </table:table-cell>
          <table:table-cell table:style-name="Tabla2.C2" office:value-type="string">
            <text:p text:style-name="P24">Oportunidad</text:p>
          </table:table-cell>
        </table:table-row>
        <table:table-row table:style-name="TableLine2435206850224">
          <table:table-cell table:style-name="Tabla2.A2" office:value-type="string">
            <text:p text:style-name="P27"><text:a xlink:type="simple" xlink:href="https://www.anged.es/2020/02/la-comision-europea-insiste-las-restricciones-al-comercio-elevadas-urge-reformas-las-ccaa/" text:style-name="Internet_20_link" text:visited-style-name="Visited_20_Internet_20_Link">La Comisión Europea insiste en que las restricciones al comercio son elevadas y urge reformas en las CCAA</text:a></text:p>
          </table:table-cell>
          <table:table-cell table:style-name="Tabla2.A2" office:value-type="string">
            <text:p text:style-name="P20">Regulación restricciones comercio</text:p>
          </table:table-cell>
          <table:table-cell table:style-name="Tabla2.C2" office:value-type="string">
            <text:p text:style-name="P24">Oportunidad</text:p>
          </table:table-cell>
        </table:table-row>
        <table:table-row table:style-name="TableLine2435206850224">
          <table:table-cell table:style-name="Tabla2.A2" office:value-type="string">
            <text:p text:style-name="P24"><text:a xlink:type="simple" xlink:href="https://elpais.com/economia/2021-11-01/leyes-que-obstaculizan-la-economia.html" text:style-name="Internet_20_link" text:visited-style-name="Visited_20_Internet_20_Link">Leyes que obstaculizan la economía</text:a></text:p>
          </table:table-cell>
          <table:table-cell table:style-name="Tabla2.A2" office:value-type="string">
            <text:p text:style-name="P20">Mejorar legislación comercio</text:p>
          </table:table-cell>
          <table:table-cell table:style-name="Tabla2.C2" office:value-type="string">
            <text:p text:style-name="P24">Oportunidad</text:p>
          </table:table-cell>
        </table:table-row>
        <table:table-row table:style-name="TableLine2435206850224">
          <table:table-cell table:style-name="Tabla2.A2" office:value-type="string">
            <text:h text:style-name="P1" text:outline-level="1"><text:a xlink:type="simple" xlink:href="https://www.apd.es/novedades-legislativas-para-empresas-2021/" text:style-name="Internet_20_link" text:visited-style-name="Visited_20_Internet_20_Link"><text:span text:style-name="T1">Estas son las novedades laborales, mercantiles y fiscales que tu empresa debe tener en cuenta en 2021</text:span></text:a></text:h>
          </table:table-cell>
          <table:table-cell table:style-name="Tabla2.A2" office:value-type="string">
            <text:p text:style-name="P20">Restricciones empresariales</text:p>
          </table:table-cell>
          <table:table-cell table:style-name="Tabla2.C2" office:value-type="string">
            <text:p text:style-name="P27">Amenaza</text:p>
          </table:table-cell>
        </table:table-row>
      </table:table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TECNOLÓGICOS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2435207023216">
          <table:table-cell table:style-name="Tabla3.A1" office:value-type="string">
            <text:p text:style-name="P24">NOTICIA</text:p>
          </table:table-cell>
          <table:table-cell table:style-name="Tabla3.A1" office:value-type="string">
            <text:p text:style-name="P24">KEYWORDS</text:p>
          </table:table-cell>
          <table:table-cell table:style-name="Tabla3.C1" office:value-type="string">
            <text:p text:style-name="P24">OPORTUNIDAD/AMENAZA</text:p>
          </table:table-cell>
        </table:table-row>
        <table:table-row table:style-name="TableLine2435207023216">
          <table:table-cell table:style-name="Tabla3.A2" office:value-type="string">
            <text:p text:style-name="P20"><text:a xlink:type="simple" xlink:href="https://www.lavanguardia.com/economia/20200302/473909853803/tecnologia-espanola-top-10-europeo-compite-alemana-brl.html" text:style-name="Internet_20_link" text:visited-style-name="Visited_20_Internet_20_Link">La tecnología española, en el TOP 10 europeo: ya compite al mismo nivel que la alemana</text:a></text:p>
          </table:table-cell>
          <table:table-cell table:style-name="Tabla3.A2" office:value-type="string">
            <text:p text:style-name="P20">Aumento uso tecnologia</text:p>
          </table:table-cell>
          <table:table-cell table:style-name="Tabla3.C2" office:value-type="string">
            <text:p text:style-name="P24">Oportunidad</text:p>
          </table:table-cell>
        </table:table-row>
        <table:table-row table:style-name="TableLine2435207023216">
          <table:table-cell table:style-name="Tabla3.A2" office:value-type="string">
            <text:p text:style-name="P27"><text:a xlink:type="simple" xlink:href="https://www.europapress.es/economia/noticia-gasto-total-tecnologia-espana-recupera-superara-45000-millones-2021-idc-20210201142619.html" text:style-name="Internet_20_link" text:visited-style-name="Visited_20_Internet_20_Link">El gasto total de tecnología en España se recupera y superará los 45.000 millones en 2021, según IDC</text:a></text:p>
          </table:table-cell>
          <table:table-cell table:style-name="Tabla3.A2" office:value-type="string">
            <text:p text:style-name="P20">Aumento gasto tecnologia</text:p>
          </table:table-cell>
          <table:table-cell table:style-name="Tabla3.C2" office:value-type="string">
            <text:p text:style-name="P24">Oportunidad</text:p>
          </table:table-cell>
        </table:table-row>
        <table:table-row table:style-name="TableLine2435207023216">
          <table:table-cell table:style-name="Tabla3.A2" office:value-type="string">
            <text:p text:style-name="P24"><text:a xlink:type="simple" xlink:href="https://home.kpmg/es/es/home/sala-de-prensa/notas-de-prensa/2021/04/perspectivas-espana-2021-tecnologia-aumento-facturacion.html" text:style-name="Internet_20_link" text:visited-style-name="Visited_20_Internet_20_Link">El 78% del sector prevé aumentar facturación</text:a></text:p>
          </table:table-cell>
          <table:table-cell table:style-name="Tabla3.A2" office:value-type="string">
            <text:p text:style-name="P20">Aumento demanda tecnología</text:p>
          </table:table-cell>
          <table:table-cell table:style-name="Tabla3.C2" office:value-type="string">
            <text:p text:style-name="P24">Oportunidad</text:p>
          </table:table-cell>
        </table:table-row>
        <table:table-row table:style-name="Tabla3.5">
          <table:table-cell table:style-name="Tabla3.A2" office:value-type="string">
            <text:h text:style-name="P1" text:outline-level="1"><text:a xlink:type="simple" xlink:href="https://www.computerworld.es/tendencias/la-inversion-en-tecnologia-no-se-paralizara-en-2021-pero-cambiaran-las-prioridades" text:style-name="Internet_20_link" text:visited-style-name="Visited_20_Internet_20_Link"><text:span text:style-name="T1">“La inversión en tecnología no se paralizará en 2021 pero cambiarán las prioridades”</text:span></text:a></text:h>
          </table:table-cell>
          <table:table-cell table:style-name="Tabla3.A2" office:value-type="string">
            <text:p text:style-name="P20">Agilizacion transformación digital</text:p>
          </table:table-cell>
          <table:table-cell table:style-name="Tabla3.C2" office:value-type="string">
            <text:p text:style-name="P30">Oportunidad</text:p>
          </table:table-cell>
        </table:table-row>
      </table:table>
      <text:p text:style-name="P14"/>
      <text:p text:style-name="P14"/>
      <text:p text:style-name="P11">MEDIOAMBIENTALES</text:p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2435206853488">
          <table:table-cell table:style-name="Tabla4.A1" office:value-type="string">
            <text:p text:style-name="P25">NOTICIA</text:p>
          </table:table-cell>
          <table:table-cell table:style-name="Tabla4.A1" office:value-type="string">
            <text:p text:style-name="P25">KEYWORDS</text:p>
          </table:table-cell>
          <table:table-cell table:style-name="Tabla4.C1" office:value-type="string">
            <text:p text:style-name="P25">OPORTUNIDAD/AMENAZA</text:p>
          </table:table-cell>
        </table:table-row>
        <table:table-row table:style-name="TableLine2435206853488">
          <table:table-cell table:style-name="Tabla4.A2" office:value-type="string">
            <text:p text:style-name="P21"><text:a xlink:type="simple" xlink:href="https://elpais.com/clima-y-medio-ambiente/2021-04-08/las-medidas-mas-importantes-de-la-nueva-ley-de-cambio-climatico.html" text:style-name="Internet_20_link" text:visited-style-name="Visited_20_Internet_20_Link">Las medidas más importantes de la nueva ley de cambio climático</text:a></text:p>
          </table:table-cell>
          <table:table-cell table:style-name="Tabla4.A2" office:value-type="string">
            <text:p text:style-name="P21">Reduccion gases invernaderos</text:p>
          </table:table-cell>
          <table:table-cell table:style-name="Tabla4.C2" office:value-type="string">
            <text:p text:style-name="P30">Amenaza</text:p>
          </table:table-cell>
        </table:table-row>
        <table:table-row table:style-name="TableLine2435206853488">
          <table:table-cell table:style-name="Tabla4.A2" office:value-type="string">
            <text:p text:style-name="P28"><text:a xlink:type="simple" xlink:href="https://elpais.com/clima-y-medio-ambiente/2021-06-24/que-pasa-con-el-medio-ambiente-en-espana.html" text:style-name="Internet_20_link" text:visited-style-name="Visited_20_Internet_20_Link">¿Qué pasa con el medio ambiente en España?</text:a></text:p>
          </table:table-cell>
          <table:table-cell table:style-name="Tabla4.A2" office:value-type="string">
            <text:p text:style-name="P21">Posibles medidas perjudiciales</text:p>
          </table:table-cell>
          <table:table-cell table:style-name="Tabla4.C2" office:value-type="string">
            <text:p text:style-name="P30">Amenaza</text:p>
          </table:table-cell>
        </table:table-row>
        <table:table-row table:style-name="TableLine2435206853488">
          <table:table-cell table:style-name="Tabla4.A2" office:value-type="string">
            <text:p text:style-name="P25"><text:a xlink:type="simple" xlink:href="https://www.publico.es/sociedad/medio-ambiente-espana-pais-ue-incumple-legislacion-ambiental.html" text:style-name="Internet_20_link" text:visited-style-name="Visited_20_Internet_20_Link">España es el país de la UE que más incumple la legislación ambiental</text:a></text:p>
          </table:table-cell>
          <table:table-cell table:style-name="Tabla4.A2" office:value-type="string">
            <text:p text:style-name="P21">Posibles medidas restrictivas</text:p>
          </table:table-cell>
          <table:table-cell table:style-name="Tabla4.C2" office:value-type="string">
            <text:p text:style-name="P30">Amenaza</text:p>
          </table:table-cell>
        </table:table-row>
        <table:table-row table:style-name="Tabla4.5">
          <table:table-cell table:style-name="Tabla4.A2" office:value-type="string">
            <text:h text:style-name="P2" text:outline-level="1"><text:a xlink:type="simple" xlink:href="https://www.europapress.es/sociedad/medio-ambiente-00647/noticia-espana-pais-europeo-menos-preocupado-medio-ambiente-estudio-essentials-ipsos-20211019172306.html" text:style-name="Internet_20_link" text:visited-style-name="Visited_20_Internet_20_Link"><text:span text:style-name="T1">España es el país europeo menos preocupado por el medio ambiente, según el estudio Essentials de Ipsos</text:span></text:a></text:h>
          </table:table-cell>
          <table:table-cell table:style-name="Tabla4.A2" office:value-type="string">
            <text:p text:style-name="P21">Restricciones medioambientales</text:p>
          </table:table-cell>
          <table:table-cell table:style-name="Tabla4.C2" office:value-type="string">
            <text:p text:style-name="P28">Amenaza</text:p>
          </table:table-cell>
        </table:table-row>
      </table:table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OCIALES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2435207071904">
          <table:table-cell table:style-name="Tabla5.A1" office:value-type="string">
            <text:p text:style-name="P25">NOTICIA</text:p>
          </table:table-cell>
          <table:table-cell table:style-name="Tabla5.A1" office:value-type="string">
            <text:p text:style-name="P25">KEYWORDS</text:p>
          </table:table-cell>
          <table:table-cell table:style-name="Tabla5.C1" office:value-type="string">
            <text:p text:style-name="P25">OPORTUNIDAD/AMENAZA</text:p>
          </table:table-cell>
        </table:table-row>
        <table:table-row table:style-name="TableLine2435207071904">
          <table:table-cell table:style-name="Tabla5.A2" office:value-type="string">
            <text:p text:style-name="P21"><text:a xlink:type="simple" xlink:href="https://datosmacro.expansion.com/paises/espana" text:style-name="Internet_20_link" text:visited-style-name="Visited_20_Internet_20_Link">España: Economía y demografía 2021</text:a></text:p>
          </table:table-cell>
          <table:table-cell table:style-name="Tabla5.A2" office:value-type="string">
            <text:p text:style-name="P17"><text:span text:style-name="T2">Alta tasa desempleo<text:line-break/></text:span></text:p>
          </table:table-cell>
          <table:table-cell table:style-name="Tabla5.C2" office:value-type="string">
            <text:p text:style-name="P30">Amenaza</text:p>
          </table:table-cell>
        </table:table-row>
        <table:table-row table:style-name="TableLine2435207071904">
          <table:table-cell table:style-name="Tabla5.A2" office:value-type="string">
            <text:p text:style-name="P28"><text:a xlink:type="simple" xlink:href="https://www.elconfidencialdigital.com/opinion/jorge-diaz-cardiel/sociedad-espanola-2021-enferma-ansiedad-pandemia-angustiada-crisis-economica/20210423083825234726.html" text:style-name="Internet_20_link" text:visited-style-name="Visited_20_Internet_20_Link">Sociedad española 2021: enferma de ansiedad por la pandemia y angustiada por la crisis económica</text:a></text:p>
          </table:table-cell>
          <table:table-cell table:style-name="Tabla5.A2" office:value-type="string">
            <text:p text:style-name="P21">Sociedad desmotivada gasto</text:p>
          </table:table-cell>
          <table:table-cell table:style-name="Tabla5.C2" office:value-type="string">
            <text:p text:style-name="P30">Amenaza</text:p>
          </table:table-cell>
        </table:table-row>
        <table:table-row table:style-name="TableLine2435207071904">
          <table:table-cell table:style-name="Tabla5.A2" office:value-type="string">
            <text:p text:style-name="P25"><text:a xlink:type="simple" xlink:href="https://www.20minutos.es/noticia/4589584/0/radiografia-de-la-sociedad-espanola-en-2021-mas-cansados-y-frustrados-pero-con-un-atisbo-de-esperanza/" text:style-name="Internet_20_link" text:visited-style-name="Visited_20_Internet_20_Link">Radiografía de la sociedad española en 2021: más cansados y frustrados, pero con un atisbo de esperanza</text:a></text:p>
          </table:table-cell>
          <table:table-cell table:style-name="Tabla5.A2" office:value-type="string">
            <text:p text:style-name="P21">Optimismo recuperacion economica</text:p>
          </table:table-cell>
          <table:table-cell table:style-name="Tabla5.C2" office:value-type="string">
            <text:p text:style-name="P30">Oportunidad</text:p>
          </table:table-cell>
        </table:table-row>
        <table:table-row table:style-name="Tabla5.5">
          <table:table-cell table:style-name="Tabla5.A2" office:value-type="string">
            <text:h text:style-name="P2" text:outline-level="1"><text:a xlink:type="simple" xlink:href="https://www.elmundo.es/espana/2021/01/02/5ff06629fc6c839f018b45b8.html" text:style-name="Internet_20_link" text:visited-style-name="Visited_20_Internet_20_Link"><text:span text:style-name="T1">La sociedad española es la más feliz de Europa, el continente más pesimista, según un estudio</text:span></text:a></text:h>
          </table:table-cell>
          <table:table-cell table:style-name="Tabla5.A2" office:value-type="string">
            <text:p text:style-name="P21">Creencia recuperacion economica</text:p>
          </table:table-cell>
          <table:table-cell table:style-name="Tabla5.C2" office:value-type="string">
            <text:p text:style-name="P30">Oportunidad</text:p>
          </table:table-cell>
        </table:table-row>
      </table:table>
      <text:p text:style-name="P5"/>
      <text:p text:style-name="P12"/>
      <text:p text:style-name="P12">POLÍTICOS</text:p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2433209539360">
          <table:table-cell table:style-name="Tabla6.A1" office:value-type="string">
            <text:p text:style-name="P26">NOTICIA</text:p>
          </table:table-cell>
          <table:table-cell table:style-name="Tabla6.A1" office:value-type="string">
            <text:p text:style-name="P26">KEYWORDS</text:p>
          </table:table-cell>
          <table:table-cell table:style-name="Tabla6.C1" office:value-type="string">
            <text:p text:style-name="P26">OPORTUNIDAD/AMENAZA</text:p>
          </table:table-cell>
        </table:table-row>
        <table:table-row table:style-name="TableLine2433209539360">
          <table:table-cell table:style-name="Tabla6.A2" office:value-type="string">
            <text:p text:style-name="P22"><text:a xlink:type="simple" xlink:href="https://www.lainformacion.com/economia-negocios-y-finanzas/empresas-creen-titubeos-gobierno-danos-covid/2823346/" text:style-name="Internet_20_link" text:visited-style-name="Visited_20_Internet_20_Link">Las empresas creen que los titubeos de la política les dañó tanto como la Covid</text:a></text:p>
          </table:table-cell>
          <table:table-cell table:style-name="Tabla6.A2" office:value-type="string">
            <text:p text:style-name="P18"><text:span text:style-name="T2">Titubeo político</text:span></text:p>
          </table:table-cell>
          <table:table-cell table:style-name="Tabla6.C2" office:value-type="string">
            <text:p text:style-name="P31">Amenaza</text:p>
          </table:table-cell>
        </table:table-row>
        <table:table-row table:style-name="TableLine2433209539360">
          <table:table-cell table:style-name="Tabla6.A2" office:value-type="string">
            <text:p text:style-name="P29"><text:a xlink:type="simple" xlink:href="https://elpais.com/espana/2020-12-19/la-politica-toxica-contamina-a-espana.html" text:style-name="Internet_20_link" text:visited-style-name="Visited_20_Internet_20_Link">La política tóxica contamina a España</text:a></text:p>
          </table:table-cell>
          <table:table-cell table:style-name="Tabla6.A2" office:value-type="string">
            <text:p text:style-name="P22">Convulsión política</text:p>
          </table:table-cell>
          <table:table-cell table:style-name="Tabla6.C2" office:value-type="string">
            <text:p text:style-name="P31">Amenaza</text:p>
          </table:table-cell>
        </table:table-row>
        <table:table-row table:style-name="TableLine2433209539360">
          <table:table-cell table:style-name="Tabla6.A2" office:value-type="string">
            <text:p text:style-name="P26"><text:a xlink:type="simple" xlink:href="https://administracion.gob.es/pag_Home/espanaAdmon/comoSeOrganizaEstado/Sistema_Politico.html" text:style-name="Internet_20_link" text:visited-style-name="Visited_20_Internet_20_Link">Sistema político </text:a><text:a xlink:type="simple" xlink:href="https://administracion.gob.es/pag_Home/espanaAdmon/comoSeOrganizaEstado/Sistema_Politico.html" text:style-name="Internet_20_link" text:visited-style-name="Visited_20_Internet_20_Link"><text:span text:style-name="T3">Español</text:span></text:a><text:span text:style-name="T3"> </text:span></text:p>
          </table:table-cell>
          <table:table-cell table:style-name="Tabla6.A2" office:value-type="string">
            <text:p text:style-name="P22">Sociedad democrática</text:p>
          </table:table-cell>
          <table:table-cell table:style-name="Tabla6.C2" office:value-type="string">
            <text:p text:style-name="P31">Oportunidad</text:p>
          </table:table-cell>
        </table:table-row>
        <table:table-row table:style-name="Tabla6.5">
          <table:table-cell table:style-name="Tabla6.A2" office:value-type="string">
            <text:h text:style-name="P3" text:outline-level="1"><text:a xlink:type="simple" xlink:href="https://www.efe.com/efe/espana/politica/el-86-de-los-espanoles-ve-la-corrupcion-como-un-gran-problema-segun-transparencia-internacional/10002-4562580" text:style-name="Internet_20_link" text:visited-style-name="Visited_20_Internet_20_Link"><text:span text:style-name="T1">El 86 % de los españoles ve la corrupción como un "gran problema", según Transparencia Internacional</text:span></text:a></text:h>
          </table:table-cell>
          <table:table-cell table:style-name="Tabla6.A2" office:value-type="string">
            <text:p text:style-name="P22">Efectos negativos corrupción</text:p>
          </table:table-cell>
          <table:table-cell table:style-name="Tabla6.C2" office:value-type="string">
            <text:p text:style-name="P32">Amenaza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Inter var" svg:font-family="'Inter var', 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li" svg:font-family="Muli, sans-serif"/>
    <style:font-face style:name="NSimSun" svg:font-family="NSimSun" style:font-family-generic="system" style:font-pitch="variable"/>
    <style:font-face style:name="kelson-bold" svg:font-family="kelson-bold, sans-serif"/>
    <style:font-face style:name="rubik-light" svg:font-family="rubik-ligh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1:07:50.345000000</meta:creation-date>
    <dc:date>2021-11-18T11:43:35.435000000</dc:date>
    <meta:editing-duration>PT4M43S</meta:editing-duration>
    <meta:editing-cycles>1</meta:editing-cycles>
    <meta:document-statistic meta:table-count="6" meta:image-count="0" meta:object-count="0" meta:page-count="3" meta:paragraph-count="97" meta:word-count="416" meta:character-count="2929" meta:non-whitespace-character-count="2607"/>
    <meta:generator>LibreOffice/7.2.2.2$Windows_X86_64 LibreOffice_project/02b2acce88a210515b4a5bb2e46cbfb63fe97d56</meta:generator>
  </office:meta>
</office:document-meta>
</file>